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7bb7" officeooo:paragraph-rsid="001e7bb7"/>
    </style:style>
    <style:style style:name="P2" style:family="paragraph" style:parent-style-name="Standard">
      <style:text-properties fo:language="fr" fo:country="FR" officeooo:rsid="001e7bb7" officeooo:paragraph-rsid="001e7bb7" style:language-asian="zxx" style:country-asian="none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fo:language="fr" fo:country="FR" officeooo:rsid="001e7bb7" officeooo:paragraph-rsid="001e7bb7" style:language-asian="zxx" style:country-asian="none" style:language-complex="zxx" style:country-complex="none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Poppins" fo:font-size="12pt" fo:letter-spacing="normal" fo:language="fr" fo:country="FR" fo:font-style="normal" fo:font-weight="normal" style:language-asian="zxx" style:country-asian="none" style:language-complex="zxx" style:country-complex="none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Poppins" fo:font-size="12pt" fo:letter-spacing="normal" fo:language="fr" fo:country="FR" fo:font-style="normal" fo:font-weight="normal" officeooo:rsid="001fe35a" officeooo:paragraph-rsid="001fe35a" style:language-asian="zxx" style:country-asian="none" style:language-complex="zxx" style:country-complex="none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Poppins" fo:font-size="12pt" fo:letter-spacing="normal" fo:language="fr" fo:country="FR" fo:font-style="normal" fo:font-weight="normal" officeooo:rsid="002035bb" officeooo:paragraph-rsid="002035bb" style:language-asian="zxx" style:country-asian="none" style:language-complex="zxx" style:country-complex="none"/>
    </style:style>
    <style:style style:name="P7" style:family="paragraph" style:parent-style-name="Text_20_body">
      <style:paragraph-properties fo:text-align="center" style:justify-single-word="false"/>
      <style:text-properties fo:language="fr" fo:country="FR" officeooo:rsid="001e7bb7" officeooo:paragraph-rsid="001e7bb7" style:language-asian="zxx" style:country-asian="none" style:language-complex="zxx" style:country-complex="none"/>
    </style:style>
    <style:style style:name="P8" style:family="paragraph" style:parent-style-name="Text_20_body">
      <style:paragraph-properties fo:text-align="start" style:justify-single-word="false"/>
      <style:text-properties fo:language="fr" fo:country="FR" officeooo:rsid="001e7bb7" officeooo:paragraph-rsid="001e7bb7" style:language-asian="zxx" style:country-asian="none" style:language-complex="zxx" style:country-complex="none"/>
    </style:style>
    <style:style style:name="P9" style:family="paragraph" style:parent-style-name="Text_20_body">
      <style:paragraph-properties fo:text-align="start" style:justify-single-word="false"/>
      <style:text-properties fo:language="fr" fo:country="FR" officeooo:rsid="001fe35a" officeooo:paragraph-rsid="001fe35a" style:language-asian="zxx" style:country-asian="none" style:language-complex="zxx" style:country-complex="none"/>
    </style:style>
    <style:style style:name="T1" style:family="text">
      <style:text-properties fo:font-variant="normal" fo:text-transform="none" fo:color="#212529" loext:opacity="100%" style:font-name="Poppins" fo:font-size="12pt" fo:letter-spacing="normal" fo:font-style="normal" fo:font-weight="normal"/>
    </style:style>
    <style:style style:name="T2" style:family="text">
      <style:text-properties fo:font-variant="normal" fo:text-transform="none" fo:color="#212529" loext:opacity="100%" style:font-name="Poppins" fo:font-size="12pt" fo:letter-spacing="normal" fo:font-style="normal" fo:font-weight="normal" officeooo:rsid="001fe35a"/>
    </style:style>
    <style:style style:name="T3" style:family="text">
      <style:text-properties officeooo:rsid="002035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elec </text:p>
      <text:p text:style-name="P2">Bastien</text:p>
      <text:p text:style-name="P2">RT1 A2 </text:p>
      <text:p text:style-name="P3">Happiness at work writing : </text:p>
      <text:p text:style-name="P7"><text:span text:style-name="T2"/></text:p>
      <text:p text:style-name="P7"><text:span text:style-name="T2"/></text:p>
      <text:p text:style-name="P8"><text:span text:style-name="T2">1/ </text:span><text:span text:style-name="T1">What would make you happier at university ?</text:span></text:p>
      <text:p text:style-name="P9"><text:span text:style-name="T1">When i start the university i was completely lost , i was thinking about how keep focus and study. The times was passed and i found. Many things so today. I can say that . </text:span></text:p>
      <text:p text:style-name="P9"><text:span text:style-name="T1">The things can make me happier at university , is the ice breaker between the differents sections of study , and so can comunicate with the differents people inside the school. </text:span></text:p>
      <text:p text:style-name="P9"><text:span text:style-name="T1"><text:s text:c="2"/></text:span></text:p>
      <text:p text:style-name="P5">Allow more connexion between others. And organized more things with class for increasing the relation between collaborators </text:p>
      <text:p text:style-name="P4"/>
      <text:p text:style-name="P4">2/ Describe your ideal workplace.</text:p>
      <text:p text:style-name="P4"/>
      <text:p text:style-name="P5">It’s a large space with access to the sea or a place with water , with places where we can distract ourselfs and focus on ourselfs. Inside a open space with possibility to contact the other only by the sound or the eyes. And maybe a workplace comfy, <text:span text:style-name="T3">a</text:span>nd <text:span text:style-name="T3">enjoyable</text:span></text:p>
      <text:p text:style-name="P4"/>
      <text:p text:style-name="P4"><text:bookmark text:name="yui_3_17_2_1_1674057984362_50"/>3/ Do you prefer studying at home or at university ? Why ?</text:p>
      <text:p text:style-name="P4"/>
      <text:p text:style-name="P6">I prefer study at home same if it’s little more complicate cause, it’s allow me to accept what i do , in university there is break between differents courses , in home we can focus on what we do during a long time, without break and take the break when we want. </text:p>
      <text:p text:style-name="P4"/>
      <text:p text:style-name="P4">4/ Would you prefer teleworking or working in an office? Why ?</text:p>
      <text:p text:style-name="P4"/>
      <text:p text:style-name="P6">In associted with the lastly question i prefer teleworking and working in office for both reasons : </text:p>
      <text:p text:style-name="P6"/>
      <text:p text:style-name="P6"><text:soft-page-break/>-teleworking give more time for myself and no external distraction can come (i can work on a project during a really long time) </text:p>
      <text:p text:style-name="P6">-working get more attention of me and need to don’t be focus. If i try to work i will be more complicate in office but it’s a good way to work too for me cause we can so talk about what problems we are on a precise project etc …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8T17:07:28.348316323</meta:creation-date>
    <dc:date>2023-01-18T17:24:54.764977869</dc:date>
    <meta:editing-duration>PT6M4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17" meta:word-count="323" meta:character-count="1704" meta:non-whitespace-character-count="1385"/>
  </office:meta>
</office:document-meta>
</file>